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1899e3b" officeooo:paragraph-rsid="02017e74"/>
    </style:style>
    <style:style style:name="P2" style:family="paragraph" style:parent-style-name="Footer">
      <style:paragraph-properties fo:text-align="center" style:justify-single-word="false"/>
      <style:text-properties officeooo:paragraph-rsid="02030ff5"/>
    </style:style>
    <style:style style:name="P3" style:family="paragraph" style:parent-style-name="Text_20_body">
      <style:paragraph-properties fo:text-align="end" style:justify-single-word="false" style:writing-mode="rl-tb"/>
      <style:text-properties officeooo:rsid="00eb6387" officeooo:paragraph-rsid="00eb6387"/>
    </style:style>
    <style:style style:name="P4" style:family="paragraph" style:parent-style-name="Standard">
      <style:text-properties officeooo:rsid="0273c13e" officeooo:paragraph-rsid="0273c13e"/>
    </style:style>
    <style:style style:name="P5" style:family="paragraph" style:parent-style-name="Standard">
      <style:text-properties officeooo:rsid="02751ba1" officeooo:paragraph-rsid="027638a2"/>
    </style:style>
    <style:style style:name="P6" style:family="paragraph" style:parent-style-name="Standard">
      <style:text-properties officeooo:paragraph-rsid="027638a2"/>
    </style:style>
    <style:style style:name="P7" style:family="paragraph" style:parent-style-name="Standard">
      <style:text-properties officeooo:rsid="02793fbd" officeooo:paragraph-rsid="02793fbd"/>
    </style:style>
    <style:style style:name="P8" style:family="paragraph" style:parent-style-name="Standard">
      <style:text-properties officeooo:rsid="02ab62fd" officeooo:paragraph-rsid="02793fbd"/>
    </style:style>
    <style:style style:name="P9" style:family="paragraph" style:parent-style-name="Standard">
      <style:text-properties officeooo:rsid="02ab62fd" officeooo:paragraph-rsid="02ab62fd"/>
    </style:style>
    <style:style style:name="P10" style:family="paragraph" style:parent-style-name="Standard">
      <style:text-properties officeooo:rsid="02b483dd" officeooo:paragraph-rsid="02b483dd"/>
    </style:style>
    <style:style style:name="P11" style:family="paragraph" style:parent-style-name="Standard">
      <style:text-properties officeooo:rsid="02bf4022" officeooo:paragraph-rsid="02c0fe50"/>
    </style:style>
    <style:style style:name="P12" style:family="paragraph" style:parent-style-name="Standard">
      <style:text-properties officeooo:rsid="02c0fe50" officeooo:paragraph-rsid="02c0fe50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289aaf8" officeooo:paragraph-rsid="028ad3a4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28eea45" officeooo:paragraph-rsid="028eea45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292a794" officeooo:paragraph-rsid="0292a794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29357e7" officeooo:paragraph-rsid="029357e7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29357e7" officeooo:paragraph-rsid="029a41d7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29357e7" officeooo:paragraph-rsid="02b19809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2943764" officeooo:paragraph-rsid="02943764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295dd5b" officeooo:paragraph-rsid="0295dd5b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29a41d7" officeooo:paragraph-rsid="029a41d7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29fbe68" officeooo:paragraph-rsid="029fbe68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2a27cc4" officeooo:paragraph-rsid="02a31200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2a68f27" officeooo:paragraph-rsid="02a68f27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2ad73a3" officeooo:paragraph-rsid="02b19809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2b4241b" officeooo:paragraph-rsid="02b4241b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2c40687" officeooo:paragraph-rsid="02c40687" fo:background-color="transparent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2c40687" officeooo:paragraph-rsid="02c486af" fo:background-color="transparent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2c40687" officeooo:paragraph-rsid="02ca3c0c" fo:background-color="transparent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2c40687" officeooo:paragraph-rsid="02cf9839" fo:background-color="transparent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2cc4c06" officeooo:paragraph-rsid="02d1870f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2cc6e74" officeooo:paragraph-rsid="02cc6e74"/>
    </style:style>
    <style:style style:name="P33" style:family="paragraph" style:parent-style-name="Standard" style:list-style-name="L4">
      <style:paragraph-properties fo:text-align="start" style:justify-single-word="false" style:writing-mode="lr-tb"/>
      <style:text-properties fo:font-size="8pt" fo:font-weight="normal" officeooo:rsid="018a738a" officeooo:paragraph-rsid="018a738a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officeooo:rsid="02725994" officeooo:paragraph-rsid="0273352e"/>
    </style:style>
    <style:style style:name="P35" style:family="paragraph" style:parent-style-name="Standard">
      <style:paragraph-properties fo:text-align="start" style:justify-single-word="false" style:writing-mode="lr-tb"/>
      <style:text-properties officeooo:rsid="02751ba1" officeooo:paragraph-rsid="027638a2"/>
    </style:style>
    <style:style style:name="P36" style:family="paragraph" style:parent-style-name="Standard">
      <style:paragraph-properties fo:text-align="start" style:justify-single-word="false" style:writing-mode="lr-tb"/>
      <style:text-properties officeooo:paragraph-rsid="02a5b4da"/>
    </style:style>
    <style:style style:name="P37" style:family="paragraph" style:parent-style-name="Standard">
      <style:paragraph-properties fo:text-align="start" style:justify-single-word="false" style:writing-mode="lr-tb"/>
      <style:text-properties officeooo:rsid="0287f3ed" officeooo:paragraph-rsid="0287f3ed"/>
    </style:style>
    <style:style style:name="P38" style:family="paragraph" style:parent-style-name="Standard">
      <style:paragraph-properties fo:text-align="start" style:justify-single-word="false" style:writing-mode="lr-tb"/>
      <style:text-properties fo:font-size="10pt" officeooo:paragraph-rsid="02a95e65" fo:background-color="transparent" style:font-size-asian="10pt" style:font-size-complex="10pt"/>
    </style:style>
    <style:style style:name="P39" style:family="paragraph" style:parent-style-name="Standard">
      <style:paragraph-properties fo:text-align="start" style:justify-single-word="false" style:writing-mode="lr-tb"/>
      <style:text-properties officeooo:rsid="0292a794" officeooo:paragraph-rsid="0292a794"/>
    </style:style>
    <style:style style:name="P40" style:family="paragraph" style:parent-style-name="Standard">
      <style:paragraph-properties fo:text-align="start" style:justify-single-word="false" style:writing-mode="lr-tb"/>
      <style:text-properties officeooo:rsid="028eea45" officeooo:paragraph-rsid="028eea45" fo:background-color="transparent"/>
    </style:style>
    <style:style style:name="P41" style:family="paragraph" style:parent-style-name="Standard">
      <style:paragraph-properties fo:text-align="start" style:justify-single-word="false" style:writing-mode="lr-tb"/>
      <style:text-properties officeooo:rsid="029f07b2" officeooo:paragraph-rsid="029f07b2" fo:background-color="transparent"/>
    </style:style>
    <style:style style:name="P42" style:family="paragraph" style:parent-style-name="Standard">
      <style:paragraph-properties fo:text-align="start" style:justify-single-word="false" style:writing-mode="lr-tb"/>
      <style:text-properties officeooo:rsid="02a68f27" officeooo:paragraph-rsid="02a68f27" fo:background-color="transparent"/>
    </style:style>
    <style:style style:name="P43" style:family="paragraph" style:parent-style-name="Standard">
      <style:paragraph-properties fo:text-align="start" style:justify-single-word="false" style:writing-mode="lr-tb"/>
      <style:text-properties officeooo:rsid="02c0fe50" officeooo:paragraph-rsid="02c0fe50" fo:background-color="transparent"/>
    </style:style>
    <style:style style:name="P44" style:family="paragraph" style:parent-style-name="Standard">
      <style:paragraph-properties fo:text-align="start" style:justify-single-word="false" style:writing-mode="lr-tb"/>
      <style:text-properties officeooo:rsid="02c40687" officeooo:paragraph-rsid="02c40687" fo:background-color="transparent"/>
    </style:style>
    <style:style style:name="P45" style:family="paragraph" style:parent-style-name="Standard">
      <style:paragraph-properties fo:text-align="start" style:justify-single-word="false" style:writing-mode="lr-tb"/>
      <style:text-properties officeooo:rsid="02943764" officeooo:paragraph-rsid="02943764"/>
    </style:style>
    <style:style style:name="P46" style:family="paragraph" style:parent-style-name="Standard">
      <style:paragraph-properties fo:text-align="start" style:justify-single-word="false" style:writing-mode="lr-tb"/>
      <style:text-properties officeooo:rsid="029f07b2" officeooo:paragraph-rsid="029f07b2"/>
    </style:style>
    <style:style style:name="P47" style:family="paragraph" style:parent-style-name="Standard">
      <style:paragraph-properties fo:text-align="start" style:justify-single-word="false" style:writing-mode="lr-tb"/>
      <style:text-properties officeooo:rsid="02a68f27" officeooo:paragraph-rsid="02a68f27"/>
    </style:style>
    <style:style style:name="P48" style:family="paragraph" style:parent-style-name="Standard">
      <style:paragraph-properties fo:text-align="start" style:justify-single-word="false" style:writing-mode="lr-tb"/>
      <style:text-properties officeooo:rsid="02ca66aa" officeooo:paragraph-rsid="02ca66aa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2b4241b"/>
    </style:style>
    <style:style style:name="P5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2a882d1" officeooo:paragraph-rsid="02a882d1"/>
    </style:style>
    <style:style style:name="P5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2c8dd6c" officeooo:paragraph-rsid="02c8dd6c" fo:background-color="transparent"/>
    </style:style>
    <style:style style:name="P5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2c8dd6c" officeooo:paragraph-rsid="02ca3c0c" fo:background-color="transparent"/>
    </style:style>
    <style:style style:name="P54" style:family="paragraph" style:parent-style-name="Text_20_body">
      <style:text-properties officeooo:rsid="025e2e6c" officeooo:paragraph-rsid="025e2e6c"/>
    </style:style>
    <style:style style:name="P55" style:family="paragraph" style:parent-style-name="Text_20_body" style:list-style-name="L6">
      <style:text-properties officeooo:rsid="025e2e6c" officeooo:paragraph-rsid="025e2e6c"/>
    </style:style>
    <style:style style:name="P56" style:family="paragraph" style:parent-style-name="Text_20_body">
      <style:text-properties officeooo:rsid="02673f28" officeooo:paragraph-rsid="02673f28"/>
    </style:style>
    <style:style style:name="P57" style:family="paragraph" style:parent-style-name="Text_20_body" style:list-style-name="L6">
      <style:text-properties officeooo:rsid="0268b339" officeooo:paragraph-rsid="0268b339"/>
    </style:style>
    <style:style style:name="P58" style:family="paragraph" style:parent-style-name="Text_20_body" style:list-style-name="L6">
      <style:text-properties officeooo:rsid="026a44a8" officeooo:paragraph-rsid="026a44a8"/>
    </style:style>
    <style:style style:name="P59" style:family="paragraph" style:parent-style-name="Text_20_body">
      <style:text-properties officeooo:rsid="026bdc43" officeooo:paragraph-rsid="026bdc43"/>
    </style:style>
    <style:style style:name="P60" style:family="paragraph" style:parent-style-name="Text_20_body" style:list-style-name="L7">
      <style:text-properties officeooo:rsid="026bdc43" officeooo:paragraph-rsid="026bdc43"/>
    </style:style>
    <style:style style:name="P61" style:family="paragraph" style:parent-style-name="Text_20_body">
      <style:text-properties officeooo:rsid="026d7e34" officeooo:paragraph-rsid="026d7e34"/>
    </style:style>
    <style:style style:name="P62" style:family="paragraph" style:parent-style-name="Text_20_body">
      <style:text-properties officeooo:rsid="02725994" officeooo:paragraph-rsid="0273352e"/>
    </style:style>
    <style:style style:name="P63" style:family="paragraph" style:parent-style-name="Text_20_body">
      <style:text-properties officeooo:rsid="0287f3ed" officeooo:paragraph-rsid="028dad1c"/>
    </style:style>
    <style:style style:name="P64" style:family="paragraph" style:parent-style-name="Text_20_body" style:list-style-name="L8">
      <style:text-properties officeooo:paragraph-rsid="0298b279"/>
    </style:style>
    <style:style style:name="P65" style:family="paragraph" style:parent-style-name="Text_20_body">
      <style:text-properties officeooo:rsid="029f07b2" officeooo:paragraph-rsid="02a1b254"/>
    </style:style>
    <style:style style:name="P66" style:family="paragraph" style:parent-style-name="Text_20_body">
      <style:text-properties officeooo:paragraph-rsid="02a5b4da"/>
    </style:style>
    <style:style style:name="P67" style:family="paragraph" style:parent-style-name="Text_20_body">
      <style:text-properties officeooo:rsid="02ca66aa" officeooo:paragraph-rsid="02ca66aa"/>
    </style:style>
    <style:style style:name="P68" style:family="paragraph" style:parent-style-name="Text_20_body">
      <style:text-properties officeooo:paragraph-rsid="02ca66aa"/>
    </style:style>
    <style:style style:name="P69" style:family="paragraph" style:parent-style-name="Text_20_body" style:list-style-name="L4">
      <style:paragraph-properties fo:text-align="start" style:justify-single-word="false" style:writing-mode="lr-tb"/>
      <style:text-properties officeooo:rsid="019e7837" officeooo:paragraph-rsid="0296571f"/>
    </style:style>
    <style:style style:name="P70" style:family="paragraph" style:parent-style-name="Text_20_body" style:list-style-name="L4">
      <style:paragraph-properties fo:text-align="start" style:justify-single-word="false" style:writing-mode="lr-tb"/>
      <style:text-properties officeooo:rsid="0295e11f" officeooo:paragraph-rsid="0295e11f"/>
    </style:style>
    <style:style style:name="P71" style:family="paragraph" style:parent-style-name="Heading_20_1">
      <style:text-properties officeooo:rsid="025e2e6c" officeooo:paragraph-rsid="025e2e6c"/>
    </style:style>
    <style:style style:name="P72" style:family="paragraph" style:parent-style-name="Heading_20_2">
      <style:paragraph-properties fo:text-align="end" style:justify-single-word="false" style:writing-mode="rl-tb"/>
      <style:text-properties officeooo:rsid="0273352e" officeooo:paragraph-rsid="0273c13e"/>
    </style:style>
    <style:style style:name="P73" style:family="paragraph" style:parent-style-name="Heading_20_2">
      <style:paragraph-properties fo:text-align="end" style:justify-single-word="false" style:writing-mode="rl-tb"/>
      <style:text-properties officeooo:rsid="027d3d85" officeooo:paragraph-rsid="029b8563"/>
    </style:style>
    <style:style style:name="P74" style:family="paragraph" style:parent-style-name="Heading_20_2">
      <style:paragraph-properties fo:text-align="end" style:justify-single-word="false" style:writing-mode="rl-tb"/>
      <style:text-properties officeooo:rsid="027d3d85" officeooo:paragraph-rsid="02a3d6ea"/>
    </style:style>
    <style:style style:name="P75" style:family="paragraph" style:parent-style-name="Heading_20_2">
      <style:text-properties officeooo:rsid="027d3d85" officeooo:paragraph-rsid="027d3d85"/>
    </style:style>
    <style:style style:name="P76" style:family="paragraph" style:parent-style-name="Heading_20_2">
      <style:paragraph-properties fo:margin-left="0in" fo:margin-right="0in" fo:text-align="end" style:justify-single-word="false" fo:text-indent="0in" style:auto-text-indent="false" style:writing-mode="rl-tb"/>
      <style:text-properties officeooo:rsid="02bd8624" officeooo:paragraph-rsid="02bd8624"/>
    </style:style>
    <style:style style:name="P77" style:family="paragraph" style:parent-style-name="Heading_20_2">
      <style:paragraph-properties fo:margin-left="0in" fo:margin-right="0in" fo:text-align="end" style:justify-single-word="false" fo:text-indent="0in" style:auto-text-indent="false" style:writing-mode="rl-tb"/>
      <style:text-properties officeooo:rsid="02c8dd6c" officeooo:paragraph-rsid="02c8dd6c" fo:background-color="transparent"/>
    </style:style>
    <style:style style:name="P78" style:family="paragraph" style:parent-style-name="Heading_20_2">
      <style:paragraph-properties fo:margin-left="0in" fo:margin-right="0in" fo:text-align="end" style:justify-single-word="false" fo:text-indent="0in" style:auto-text-indent="false" style:writing-mode="rl-tb"/>
      <style:text-properties officeooo:rsid="02ca3c0c" officeooo:paragraph-rsid="02ca3c0c" fo:background-color="transparent"/>
    </style:style>
    <style:style style:name="P79" style:family="paragraph" style:parent-style-name="Heading_20_2">
      <style:paragraph-properties fo:margin-left="0in" fo:margin-right="0in" fo:text-align="end" style:justify-single-word="false" fo:text-indent="0in" style:auto-text-indent="false" style:writing-mode="rl-tb"/>
      <style:text-properties officeooo:rsid="02ca66aa" officeooo:paragraph-rsid="02ca66aa" fo:background-color="transparent"/>
    </style:style>
    <style:style style:name="P80" style:family="paragraph" style:parent-style-name="Heading_20_2">
      <style:paragraph-properties fo:margin-left="0in" fo:margin-right="0in" fo:text-align="start" style:justify-single-word="false" fo:text-indent="0in" style:auto-text-indent="false" style:writing-mode="lr-tb"/>
      <style:text-properties officeooo:rsid="02ca66aa" officeooo:paragraph-rsid="02ca66aa" fo:background-color="transparent"/>
    </style:style>
    <style:style style:name="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67eb89" style:font-weight-asian="bold" style:font-weight-complex="bold"/>
    </style:style>
    <style:style style:name="T4" style:family="text">
      <style:text-properties fo:font-weight="bold" officeooo:rsid="027638a2" style:font-weight-asian="bold" style:font-weight-complex="bold"/>
    </style:style>
    <style:style style:name="T5" style:family="text">
      <style:text-properties fo:font-weight="bold" officeooo:rsid="02793fbd" style:font-weight-asian="bold" style:font-weight-complex="bold"/>
    </style:style>
    <style:style style:name="T6" style:family="text">
      <style:text-properties fo:font-weight="bold" officeooo:rsid="02a455c6" style:font-weight-asian="bold" style:font-weight-complex="bold"/>
    </style:style>
    <style:style style:name="T7" style:family="text">
      <style:text-properties fo:font-weight="bold" officeooo:rsid="02ad73a3" style:font-weight-asian="bold" style:font-weight-complex="bold"/>
    </style:style>
    <style:style style:name="T8" style:family="text">
      <style:text-properties officeooo:rsid="0205a73b"/>
    </style:style>
    <style:style style:name="T9" style:family="text">
      <style:text-properties officeooo:rsid="0267eb89"/>
    </style:style>
    <style:style style:name="T10" style:family="text">
      <style:text-properties officeooo:rsid="0268b339"/>
    </style:style>
    <style:style style:name="T11" style:family="text">
      <style:text-properties officeooo:rsid="026cee56"/>
    </style:style>
    <style:style style:name="T12" style:family="text">
      <style:text-properties officeooo:rsid="026f9eb3"/>
    </style:style>
    <style:style style:name="T13" style:family="text">
      <style:text-properties officeooo:rsid="0273352e"/>
    </style:style>
    <style:style style:name="T14" style:family="text">
      <style:text-properties fo:color="#7f0055" style:font-name="Monospace" fo:font-size="12pt" style:font-size-asian="12pt"/>
    </style:style>
    <style:style style:name="T15" style:family="text">
      <style:text-properties fo:color="#7f0055" style:font-name="Monospace" fo:font-size="12pt" fo:font-weight="bold" style:font-size-asian="12pt" style:font-weight-asian="bold"/>
    </style:style>
    <style:style style:name="T16" style:family="text">
      <style:text-properties fo:color="#7f0055" style:font-name="Monospace" fo:font-size="12pt" fo:font-weight="bold" fo:background-color="transparent" loext:char-shading-value="0" style:font-size-asian="12pt" style:font-weight-asian="bold"/>
    </style:style>
    <style:style style:name="T17" style:family="text">
      <style:text-properties fo:color="#7f0055" style:font-name="Monospace" fo:font-size="12pt" fo:font-weight="bold" officeooo:rsid="02a68f27" fo:background-color="transparent" loext:char-shading-value="0" style:font-size-asian="12pt" style:font-weight-asian="bold"/>
    </style:style>
    <style:style style:name="T18" style:family="text">
      <style:text-properties fo:color="#3c3c3c" style:font-name="Monospace" fo:font-size="12pt" style:font-size-asian="12pt"/>
    </style:style>
    <style:style style:name="T19" style:family="text">
      <style:text-properties fo:color="#000000" style:font-name="Monospace" fo:font-size="12pt" style:font-size-asian="12pt"/>
    </style:style>
    <style:style style:name="T20" style:family="text">
      <style:text-properties fo:color="#000000" style:font-name="Monospace" fo:font-size="12pt" officeooo:rsid="028ad3a4" style:font-size-asian="12pt"/>
    </style:style>
    <style:style style:name="T21" style:family="text">
      <style:text-properties fo:color="#000000" style:font-name="Monospace" fo:font-size="12pt" officeooo:rsid="02943764" style:font-size-asian="12pt"/>
    </style:style>
    <style:style style:name="T22" style:family="text">
      <style:text-properties fo:color="#000000" style:font-name="Monospace" fo:font-size="12pt" officeooo:rsid="02a31200" style:font-size-asian="12pt"/>
    </style:style>
    <style:style style:name="T23" style:family="text">
      <style:text-properties fo:color="#000000" style:font-name="Monospace" fo:font-size="12pt" officeooo:rsid="02a95d63" style:font-size-asian="12pt"/>
    </style:style>
    <style:style style:name="T24" style:family="text">
      <style:text-properties fo:color="#000000" style:font-name="Monospace" fo:font-size="12pt" officeooo:rsid="02a3d6ea" style:font-size-asian="12pt"/>
    </style:style>
    <style:style style:name="T25" style:family="text">
      <style:text-properties fo:color="#000000" style:font-name="Monospace" fo:font-size="12pt" officeooo:rsid="02bf4022" style:font-size-asian="12pt"/>
    </style:style>
    <style:style style:name="T26" style:family="text">
      <style:text-properties fo:color="#000000" style:font-name="Monospace" fo:font-size="12pt" officeooo:rsid="02bd8624" style:font-size-asian="12pt"/>
    </style:style>
    <style:style style:name="T27" style:family="text">
      <style:text-properties fo:color="#000000" style:font-name="Monospace" fo:font-size="12pt" officeooo:rsid="02c19d33" style:font-size-asian="12pt"/>
    </style:style>
    <style:style style:name="T28" style:family="text">
      <style:text-properties fo:color="#000000" style:font-name="Monospace" fo:font-size="12pt" officeooo:rsid="02c4fef1" style:font-size-asian="12pt"/>
    </style:style>
    <style:style style:name="T29" style:family="text">
      <style:text-properties fo:color="#000000" style:font-name="Monospace" fo:font-size="12pt" officeooo:rsid="02c6e5ea" style:font-size-asian="12pt"/>
    </style:style>
    <style:style style:name="T30" style:family="text">
      <style:text-properties fo:color="#000000" style:font-name="Monospace" fo:font-size="12pt" officeooo:rsid="02c701cb" style:font-size-asian="12pt"/>
    </style:style>
    <style:style style:name="T31" style:family="text">
      <style:text-properties fo:color="#000000" style:font-name="Monospace" fo:font-size="12pt" officeooo:rsid="02c73cb3" style:font-size-asian="12pt"/>
    </style:style>
    <style:style style:name="T32" style:family="text">
      <style:text-properties fo:color="#000000" style:font-name="Monospace" fo:font-size="12pt" officeooo:rsid="02c7a588" style:font-size-asian="12pt"/>
    </style:style>
    <style:style style:name="T33" style:family="text">
      <style:text-properties fo:color="#000000" style:font-name="Monospace" fo:font-size="12pt" officeooo:rsid="02ca3c0c" style:font-size-asian="12pt"/>
    </style:style>
    <style:style style:name="T34" style:family="text">
      <style:text-properties fo:color="#000000" style:font-name="Monospace" fo:font-size="12pt" officeooo:rsid="02cb3959" style:font-size-asian="12pt"/>
    </style:style>
    <style:style style:name="T35" style:family="text">
      <style:text-properties fo:color="#000000" style:font-name="Monospace" fo:font-size="12pt" officeooo:rsid="02cc4c06" style:font-size-asian="12pt"/>
    </style:style>
    <style:style style:name="T36" style:family="text">
      <style:text-properties fo:color="#000000" style:font-name="Monospace" fo:font-size="12pt" officeooo:rsid="02ce1ce5" style:font-size-asian="12pt"/>
    </style:style>
    <style:style style:name="T37" style:family="text">
      <style:text-properties fo:color="#000000" style:font-name="Monospace" fo:font-size="12pt" officeooo:rsid="02cf9839" style:font-size-asian="12pt"/>
    </style:style>
    <style:style style:name="T38" style:family="text">
      <style:text-properties fo:color="#000000" style:font-name="Monospace" fo:font-size="12pt" fo:font-style="italic" style:font-size-asian="12pt" style:font-style-asian="italic"/>
    </style:style>
    <style:style style:name="T39" style:family="text">
      <style:text-properties fo:color="#000000" style:font-name="Monospace" fo:font-size="12pt" fo:font-weight="bold" style:font-size-asian="12pt" style:font-weight-asian="bold" style:font-weight-complex="bold"/>
    </style:style>
    <style:style style:name="T40" style:family="text">
      <style:text-properties fo:color="#000000" style:font-name="Monospace" fo:font-size="12pt" fo:font-weight="bold" officeooo:rsid="02cf9839" style:font-size-asian="12pt" style:font-weight-asian="bold" style:font-weight-complex="bold"/>
    </style:style>
    <style:style style:name="T41" style:family="text">
      <style:text-properties fo:color="#000000" style:font-name="Monospace" officeooo:rsid="0273c13e"/>
    </style:style>
    <style:style style:name="T42" style:family="text">
      <style:text-properties fo:color="#000000" style:font-name="Monospace" fo:font-style="italic" officeooo:rsid="0273c13e" style:font-style-asian="italic"/>
    </style:style>
    <style:style style:name="T43" style:family="text">
      <style:text-properties fo:color="#2a00ff" style:font-name="Monospace" fo:font-size="12pt" style:font-size-asian="12pt"/>
    </style:style>
    <style:style style:name="T44" style:family="text">
      <style:text-properties fo:color="#2a00ff" style:font-name="Monospace" fo:font-size="12pt" officeooo:rsid="02cc4c06" style:font-size-asian="12pt"/>
    </style:style>
    <style:style style:name="T45" style:family="text">
      <style:text-properties fo:color="#2a00ff" style:font-name="Monospace" officeooo:rsid="0273c13e"/>
    </style:style>
    <style:style style:name="T46" style:family="text">
      <style:text-properties fo:color="#2a00ff" style:font-name="Monospace" officeooo:rsid="02751ba1"/>
    </style:style>
    <style:style style:name="T47" style:family="text">
      <style:text-properties officeooo:rsid="0273c13e"/>
    </style:style>
    <style:style style:name="T48" style:family="text">
      <style:text-properties officeooo:rsid="02751ba1"/>
    </style:style>
    <style:style style:name="T49" style:family="text">
      <style:text-properties fo:color="#6a3e3e" style:font-name="Monospace" fo:font-size="12pt" style:font-size-asian="12pt"/>
    </style:style>
    <style:style style:name="T50" style:family="text">
      <style:text-properties fo:color="#6a3e3e" style:font-name="Monospace" fo:font-size="12pt" officeooo:rsid="02943764" style:font-size-asian="12pt"/>
    </style:style>
    <style:style style:name="T51" style:family="text">
      <style:text-properties fo:color="#6a3e3e" style:font-name="Monospace" officeooo:rsid="028fdf70"/>
    </style:style>
    <style:style style:name="T52" style:family="text">
      <style:text-properties fo:color="#6a3e3e" style:font-name="Monospace" officeooo:rsid="0290f8fd"/>
    </style:style>
    <style:style style:name="T53" style:family="text">
      <style:text-properties officeooo:rsid="027638a2"/>
    </style:style>
    <style:style style:name="T54" style:family="text">
      <style:text-properties fo:color="#ff0000" style:font-name="Monospace" fo:font-size="12pt" style:font-size-asian="12pt"/>
    </style:style>
    <style:style style:name="T55" style:family="text">
      <style:text-properties fo:color="#f07746" style:font-name="Monospace" fo:font-size="12pt" style:text-underline-style="solid" style:text-underline-width="auto" style:text-underline-color="font-color" style:font-size-asian="12pt"/>
    </style:style>
    <style:style style:name="T56" style:family="text">
      <style:text-properties officeooo:rsid="027dab90"/>
    </style:style>
    <style:style style:name="T57" style:family="text">
      <style:text-properties officeooo:rsid="027e2ab3"/>
    </style:style>
    <style:style style:name="T58" style:family="text">
      <style:text-properties officeooo:rsid="02817c7a"/>
    </style:style>
    <style:style style:name="T59" style:family="text">
      <style:text-properties officeooo:rsid="02881f17"/>
    </style:style>
    <style:style style:name="T60" style:family="text">
      <style:text-properties fo:color="#4000c8" style:font-name="Monospace" fo:font-size="12pt" fo:font-weight="bold" style:font-size-asian="12pt" style:font-weight-asian="bold"/>
    </style:style>
    <style:style style:name="T61" style:family="text">
      <style:text-properties officeooo:rsid="028b88ba"/>
    </style:style>
    <style:style style:name="T62" style:family="text">
      <style:text-properties officeooo:rsid="028dad1c"/>
    </style:style>
    <style:style style:name="T63" style:family="text">
      <style:text-properties officeooo:rsid="0292a794"/>
    </style:style>
    <style:style style:name="T64" style:family="text">
      <style:text-properties officeooo:rsid="029357e7"/>
    </style:style>
    <style:style style:name="T65" style:family="text">
      <style:text-properties officeooo:rsid="0296571f"/>
    </style:style>
    <style:style style:name="T66" style:family="text">
      <style:text-properties officeooo:rsid="0297b899"/>
    </style:style>
    <style:style style:name="T67" style:family="text">
      <style:text-properties officeooo:rsid="029b8563"/>
    </style:style>
    <style:style style:name="T68" style:family="text">
      <style:text-properties fo:color="#0000ff" style:font-name="Monospace" fo:font-size="12pt" style:font-size-asian="12pt"/>
    </style:style>
    <style:style style:name="T69" style:family="text">
      <style:text-properties officeooo:rsid="029fbe68"/>
    </style:style>
    <style:style style:name="T70" style:family="text">
      <style:text-properties officeooo:rsid="02a3d6ea"/>
    </style:style>
    <style:style style:name="T71" style:family="text">
      <style:text-properties officeooo:rsid="02a45005"/>
    </style:style>
    <style:style style:name="T72" style:family="text">
      <style:text-properties officeooo:rsid="02a455c6"/>
    </style:style>
    <style:style style:name="T73" style:family="text">
      <style:text-properties style:use-window-font-color="true" style:font-name="Monospace" fo:font-size="12pt" fo:font-weight="bold" officeooo:rsid="02a68f27" fo:background-color="transparent" loext:char-shading-value="0" style:font-size-asian="12pt" style:font-weight-asian="bold"/>
    </style:style>
    <style:style style:name="T74" style:family="text">
      <style:text-properties style:use-window-font-color="true" style:font-name="Monospace" fo:font-size="12pt" fo:background-color="transparent" loext:char-shading-value="0" style:font-size-asian="12pt"/>
    </style:style>
    <style:style style:name="T75" style:family="text">
      <style:text-properties fo:color="#000080" style:font-name="Monospace" fo:font-size="12pt" style:font-size-asian="12pt"/>
    </style:style>
    <style:style style:name="T76" style:family="text">
      <style:text-properties fo:color="#0000c0" style:font-name="Monospace" fo:font-size="12pt" fo:font-style="italic" fo:font-weight="bold" style:font-size-asian="12pt" style:font-style-asian="italic" style:font-weight-asian="bold"/>
    </style:style>
    <style:style style:name="T77" style:family="text">
      <style:text-properties officeooo:rsid="02a882d1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2bb84a5" style:font-weight-asian="normal" style:font-weight-complex="normal"/>
    </style:style>
    <style:style style:name="T80" style:family="text">
      <style:text-properties fo:font-weight="normal" officeooo:rsid="02bcd46c" style:font-weight-asian="normal" style:font-weight-complex="normal"/>
    </style:style>
    <style:style style:name="T81" style:family="text">
      <style:text-properties officeooo:rsid="02af344a"/>
    </style:style>
    <style:style style:name="T82" style:family="text">
      <style:text-properties officeooo:rsid="02b5aed6"/>
    </style:style>
    <style:style style:name="T83" style:family="text">
      <style:text-properties officeooo:rsid="02b67f0f"/>
    </style:style>
    <style:style style:name="T84" style:family="text">
      <style:text-properties officeooo:rsid="02b84147"/>
    </style:style>
    <style:style style:name="T85" style:family="text">
      <style:text-properties officeooo:rsid="02b8cc05"/>
    </style:style>
    <style:style style:name="T86" style:family="text">
      <style:text-properties officeooo:rsid="02b8efb2"/>
    </style:style>
    <style:style style:name="T87" style:family="text">
      <style:text-properties officeooo:rsid="02c0d730"/>
    </style:style>
    <style:style style:name="T88" style:family="text">
      <style:text-properties officeooo:rsid="02ca66aa"/>
    </style:style>
    <style:style style:name="T89" style:family="text">
      <style:text-properties officeooo:rsid="02d1870f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1" text:outline-level="1"><text:span text:style-name="T9">מאגרי </text:span>נתונים</text:h>
      <text:p text:style-name="P56">תוכנות גדולות צריכות לוודא שהמידע שלהן יהיה זמין לא רק כשהן רצות, אלא גם כשהן מפסיקות לרוץ ומתחילות מחדש. המושג נקרא data persistence - שמירה של נתונים מריצה אחת לריצה הבאה.</text:p>
      <text:p text:style-name="P56">אנחנו כבר מכירים מנגנון פשוט ל-persistence והוא - קבצים. למדנו איך לכתוב עצמים לקובץ בפורמטים שונים (json, xml, ObjectStream) ואיך לקרוא אותם בחזרה מהקובץ. <text:s text:c="2"/><text:span text:style-name="T9">קובץ הוא סוג פשוט של </text:span><text:span text:style-name="T3">מאגר-נתונים</text:span><text:span text:style-name="T9">; ישנם סוגים משוכללים יותר של מסדי-נתונים הנותנים לנו יתרונות נוספים, כגון:</text:span></text:p>
      <text:list xml:id="list8232700953714077898" text:style-name="L6">
        <text:list-item>
          <text:p text:style-name="P57">ריבוי חוטים - אפשר לקרוא/לכתוב ל<text:span text:style-name="T9">מאגר-הנתונים</text:span> מכמה חוטים שונים והוא יישאר תקין.</text:p>
        </text:list-item>
        <text:list-item>
          <text:p text:style-name="P55">יעילות - <text:span text:style-name="T10">במאגרי-נתונים ישנם מפתחות המאפשרים לגשת לחלקים מהמאגר במהירות.</text:span></text:p>
        </text:list-item>
        <text:list-item>
          <text:p text:style-name="P58">סדר - מאגר-נתונים אחד יכול לשמור מידע שהיינו צריכים לפזר בקבצים שונים.</text:p>
        </text:list-item>
      </text:list>
      <text:p text:style-name="P59"/>
      <text:p text:style-name="P59"><text:span text:style-name="T82">ישנן מערכות רבות לניהול מאגרי-נתונים.</text:span> <text:span text:style-name="T82">הן נחלקות לשתי קבוצות עיקריות:</text:span></text:p>
      <text:list xml:id="list572241827733080718" text:style-name="L7">
        <text:list-item>
          <text:p text:style-name="P60">SQL - מאגרי-נתונים המבוססים על טבלאות עם שורות ועמודות, אפשר לקרוא/לכתוב בהם בעזרת שאילתות בשפה מקובלת ומוכרת בשם SQL.<text:span text:style-name="T11"> <text:s text:c="2"/>דוגמאות: MySQL, Oracle, MariaDB, SQLite.</text:span></text:p>
        </text:list-item>
        <text:list-item>
          <text:p text:style-name="P60">NoSQL - מאגרי-נתונים המבוססים על מפות (כמו HashMap בג'אבה), אפשר לקרוא/לכתוב בהם ע"י מפתחות פשוטים.<text:span text:style-name="T11"> <text:s/>דוגמאות: MongoDB, Redis.</text:span></text:p>
        </text:list-item>
      </text:list>
      <text:p text:style-name="P54"/>
      <text:p text:style-name="P61">אנחנו נלמד <text:span text:style-name="T83">שתי מערכות לניהול מאגרי-נתונים</text:span>: <text:span text:style-name="T12">סקלייט (SQLite) ומייסקל (MySQL).</text:span> </text:p>
      <text:list xml:id="list5997313784415617488" text:style-name="L8">
        <text:list-item>
          <text:p text:style-name="P64"><text:span text:style-name="T12">סקלייט היא פשוטה, ונועדה לשמירת נתונים של משתמש אחד על מחשב מקומי;</text:span></text:p>
        </text:list-item>
        <text:list-item>
          <text:p text:style-name="P64"><text:span text:style-name="T12">מייסקל היא משוכללת יותר, ונועדה לשמירת נתונים של משתמשים רבים על שרת משותף.</text:span></text:p>
        </text:list-item>
      </text:list>
      <text:p text:style-name="Heading_20_2">שלב א: התקנת<text:span text:style-name="T13"> רכיב-קישור בין ג'אבה למערכת מאגרי-נתונים</text:span></text:p>
      <text:p text:style-name="P62">השלב הראשון בעבודה עם <text:span text:style-name="T84">מערכת </text:span>מאגר<text:span text:style-name="T84">י</text:span>-נתונים היא הורדת <text:span text:style-name="T13">רכיב המקשר בין המערכת </text:span>שבחרנו לבין ג'אבה. <text:span text:style-name="T58">רכיב-קישור בין ג'אבה לבין מערכת מאגרי-נתונים נקרא JDBC. <text:s text:c="3"/></text:span>למשל, כדי לעבוד עם <text:span text:style-name="T85">מערכת </text:span>סקלייט צריך <text:span text:style-name="T13">לחפש "sqlite jdbc". אפשר להוריד jar ולחבר אותו לפרוייקט כמו שעשינו עד לפני שבועיים, או שאפשר להוסיף תלות בקובץ גריידל כפי שלמדנו לפני שבוע:</text:span></text:p>
      <text:p text:style-name="P34"><text:span text:style-name="T14">repositories</text:span><text:span text:style-name="T18"> { <text:s text:c="4"/></text:span><text:span text:style-name="T19">mavenCentral</text:span><text:span text:style-name="T18">() <text:s text:c="2"/>}</text:span></text:p>
      <text:p text:style-name="P50"><text:span text:style-name="T14">dependencies</text:span><text:span text:style-name="T18"> { <text:s text:c="4"/></text:span><text:span text:style-name="T74">implementation</text:span><text:span text:style-name="T18"> </text:span><text:span text:style-name="T43">'org.xerial:sqlite-jdbc:+'</text:span><text:span text:style-name="T18"> <text:s text:c="2"/>}</text:span></text:p>
      <text:p text:style-name="P26">שימו לב - התלות היא רק ב-implementation ולא ב-compile, כי אין צורך ברכיב-הקישור לצורך קומפילציה! הקומפילציה נעשית עם הספריה הכללית של ג'אבה ל-sql ובלי תלות <text:span text:style-name="T86">במערכת מסויימת.</text:span></text:p>
      <text:p text:style-name="P34"/>
      <text:p text:style-name="P72">שלב <text:span text:style-name="T47">ב</text:span>: <text:span text:style-name="T56">התחברות למאגר-נתונים</text:span></text:p>
      <text:p text:style-name="P4">השלב השני הוא ליצור חיבור (Connection) מתוך התוכנה שלנו <text:span text:style-name="T57">בג'אבה </text:span>למאגר-נתונים מסויים. <text:span text:style-name="T48">למשל, כדי להתחבר למאגר "company.db" של מערכת סקלייט נשתמש בפקודה הבאה:</text:span></text:p>
      <text:p text:style-name="P38"><text:span text:style-name="T41">Connection </text:span><text:span text:style-name="T51">c</text:span><text:span text:style-name="T52">onnection</text:span><text:span text:style-name="T41"> = DriverManager.</text:span><text:span text:style-name="T42">getConnection</text:span><text:span text:style-name="T41">(</text:span><text:span text:style-name="T45">"jdbc:sqlite:</text:span><text:span text:style-name="T46">company</text:span><text:span text:style-name="T45">.db"</text:span><text:span text:style-name="T41">)</text:span></text:p>
      <text:p text:style-name="P9"><text:span text:style-name="T78">במערכת סקלייט, כל מאגר-נתונים הוא בסה"כ קובץ על המחשב. הפעולה הנ"ל מחפשת את הקובץ company.db בתיקייה של הפרוייקט, ואם הוא לא נמצא שם, היא יוצרת אותו. </text:span></text:p>
      <text:p text:style-name="P10"><text:span text:style-name="T78"/></text:p>
      <text:p text:style-name="P10"><text:span text:style-name="T78">בחיבור </text:span><text:span text:style-name="T79">למאגר במערכת</text:span><text:span text:style-name="T78"> מייסקל, המחרוזת שמעבירים ל-getConnection היא מעט מורכבת יותר, כפי שנראה בהמשך. המחרוזת הזאת היא ההבדל היחיד בין </text:span><text:span text:style-name="T80">מערכות שונות</text:span><text:span text:style-name="T78">; מרגע שיש לנו Connection, כל שאר הפעולות מתבצעות בשפת SQL בלי להתחשב בסוג </text:span><text:span text:style-name="T80">המערכת</text:span><text:span text:style-name="T78"> שהתחברנו אלי</text:span><text:span text:style-name="T80">ה</text:span><text:span text:style-name="T78">. הדבר מקל מאד כשרוצים להחליף</text:span><text:span text:style-name="T80"> מערכת לניהול מאגרי-נתונים</text:span><text:span text:style-name="T78">.</text:span></text:p>
      <text:p text:style-name="P9"><text:span text:style-name="T78"/></text:p>
      <text:p text:style-name="P5"><text:span text:style-name="T2">שימו לב</text:span><text:span text:style-name="T5"> 1</text:span>: <text:span text:style-name="T53">הקומפיילר של ג'אבה דורש מכם לייבא את הספרייה הכללית לטיפול ב-sql: <text:s/></text:span></text:p>
      <text:p text:style-name="P35"><text:span text:style-name="T15">import</text:span><text:span text:style-name="T19"> java.sql.*;</text:span></text:p>
      <text:p text:style-name="P6"><text:span text:style-name="T53">אבל הוא </text:span><text:span text:style-name="T4">לא דורש</text:span><text:span text:style-name="T53"> מכם לייבא שום ספריה ספציפית הקשורה לסקלייט. המשמעות היא, שאם שכחתם להתקין את סקלייט, לא תקבלו שגיאת קומפילציה אלא שגיאת ריצה כשתנסו להתחבר למאגר: "</text:span><text:span text:style-name="T54"> </text:span><text:span text:style-name="T55">java.sql.SQLException</text:span><text:span text:style-name="T54">: No suitable driver found for jdbc:sqlite:test.db</text:span><text:span text:style-name="T53">".</text:span></text:p>
      <text:p text:style-name="P5"/>
      <text:p text:style-name="P7"><text:span text:style-name="T2">שימו לב 2</text:span>: כדאי מאד לשים את פקודת החיבור למאגר בתוך בלוק של try, כדי שהחיבור ייסגר אוטומטית כשיוצאים מהבלוק. לפרטים ראו בדוגמאות הקוד.</text:p>
      <text:p text:style-name="P8"/>
      <text:p text:style-name="P75">שלב ג: הגדרת נתונים</text:p>
      <text:p text:style-name="P63">מאגר-נתונים מסוג SQL בנוי מ<text:span text:style-name="T2">טבלאות</text:span>. בכל טבלה יש <text:span text:style-name="T2">עמודות</text:span>. כדי לעבוד עם טבלאות צריך קודם-כל להגדיר אותן. <text:span text:style-name="T62">בשפת SQL ישנן פקודות להגדרת טבלאות; תת-השפה של SQL האחראית להגדרת טבלאות </text:span>נקראת "שפת הגדרת <text:span text:style-name="T62">נתונים</text:span>" - Data Definition Language. <text:span text:style-name="T59"><text:s/>למשל הפעולה הבאה בשפת SQL:</text:span></text:p>
      <text:p text:style-name="P37"><text:span text:style-name="T15">CREATE</text:span><text:span text:style-name="T18"> </text:span><text:span text:style-name="T15">TABLE</text:span><text:span text:style-name="T18"> </text:span><text:span text:style-name="T20">employees</text:span></text:p>
      <text:p text:style-name="P49"><text:span text:style-name="T19">(id</text:span><text:span text:style-name="T18"> <text:s text:c="7"/></text:span><text:span text:style-name="T60">INT</text:span><text:span text:style-name="T18"> </text:span><text:span text:style-name="T15">PRIMARY</text:span><text:span text:style-name="T18"> </text:span><text:span text:style-name="T15">KEY</text:span><text:span text:style-name="T18"> <text:s text:c="4"/></text:span><text:span text:style-name="T15">NOT</text:span><text:span text:style-name="T18"> </text:span><text:span text:style-name="T60">NULL</text:span><text:span text:style-name="T19">,</text:span></text:p>
      <text:p text:style-name="P49"><text:span text:style-name="T18"><text:s/></text:span><text:span text:style-name="T19">name</text:span><text:span text:style-name="T18"> <text:s text:c="5"/></text:span><text:span text:style-name="T19">TEXT</text:span><text:span text:style-name="T18"> <text:s text:c="3"/></text:span><text:span text:style-name="T15">NOT</text:span><text:span text:style-name="T18"> </text:span><text:span text:style-name="T60">NULL</text:span><text:span text:style-name="T19">,</text:span></text:p>
      <text:p text:style-name="P49"><text:span text:style-name="T18"><text:s/></text:span><text:span text:style-name="T19">age</text:span><text:span text:style-name="T18"> <text:s text:c="6"/></text:span><text:span text:style-name="T60">INT</text:span><text:span text:style-name="T18"> <text:s text:c="4"/></text:span><text:span text:style-name="T15">NOT</text:span><text:span text:style-name="T18"> </text:span><text:span text:style-name="T60">NULL</text:span><text:span text:style-name="T19">,</text:span></text:p>
      <text:p text:style-name="P49"><text:span text:style-name="T18"><text:s/></text:span><text:span text:style-name="T19">address</text:span><text:span text:style-name="T18"> <text:s text:c="2"/></text:span><text:span text:style-name="T15">CHAR</text:span><text:span text:style-name="T19">(50),</text:span></text:p>
      <text:p text:style-name="P49"><text:span text:style-name="T18"><text:s/></text:span><text:span text:style-name="T19">salary</text:span><text:span text:style-name="T18"> <text:s text:c="3"/></text:span><text:span text:style-name="T60">REAL</text:span><text:span text:style-name="T19">);</text:span></text:p>
      <text:p text:style-name="P13">מגדירה טבלה בשם <text:span text:style-name="T20">employees</text:span> עם חמש עמודות. ליד כל עמודה כתוב הטיפוס שלה וכן פרטים נוספים שנראה בהמשך. <text:span text:style-name="T61"><text:s text:c="2"/></text:span></text:p>
      <text:p text:style-name="P14">כדי להעביר פקודת SQL מתוך ג'אבה למאגר-נתונים, <text:span text:style-name="T63">צריך ליצור עצם מסוג "פקודה" (Statement):</text:span></text:p>
      <text:p text:style-name="P40"><text:span text:style-name="T19">Statement </text:span><text:span text:style-name="T49">stmt</text:span><text:span text:style-name="T19"> = </text:span><text:span text:style-name="T49">connection</text:span><text:span text:style-name="T19">.createStatement()</text:span></text:p>
      <text:p text:style-name="P15">גם אותו כדאי מאד ליצור בתוך בלוק try. <text:s/>במבנה זה משתמשים כדי לשלוח פקודות למאגר-הנתונים<text:span text:style-name="T64">, למשל:</text:span></text:p>
      <text:p text:style-name="P39"><text:span text:style-name="T49">stmt</text:span><text:span text:style-name="T19">.executeUpdate(</text:span></text:p>
      <text:p text:style-name="P49"><text:span text:style-name="T19"><text:tab/></text:span><text:span text:style-name="T43">"CREATE TABLE employees\n"</text:span><text:span text:style-name="T19"> + </text:span></text:p>
      <text:p text:style-name="P49"><text:span text:style-name="T19"><text:tab/></text:span><text:span text:style-name="T43">"(id <text:s text:c="7"/>INT PRIMARY KEY <text:s text:c="4"/>NOT NULL,\n"</text:span><text:span text:style-name="T19"> + </text:span></text:p>
      <text:p text:style-name="P49"><text:span text:style-name="T19"><text:tab/></text:span><text:span text:style-name="T43">" name <text:s text:c="5"/>TEXT <text:s text:c="3"/>NOT NULL,\n"</text:span><text:span text:style-name="T19"> + </text:span></text:p>
      <text:p text:style-name="P49"><text:span text:style-name="T19"><text:tab/></text:span><text:span text:style-name="T43">" age <text:s text:c="6"/>INT <text:s text:c="4"/>NOT NULL,\n"</text:span><text:span text:style-name="T19"> + </text:span></text:p>
      <text:p text:style-name="P49"><text:span text:style-name="T19"><text:tab/></text:span><text:span text:style-name="T43">" address <text:s text:c="2"/>CHAR(50),\n"</text:span><text:span text:style-name="T19"> + </text:span></text:p>
      <text:p text:style-name="P49"><text:span text:style-name="T19"><text:tab/></text:span><text:span text:style-name="T43">" salary <text:s text:c="3"/>REAL);\n"</text:span><text:span text:style-name="T19"> + </text:span></text:p>
      <text:p text:style-name="P49"><text:span text:style-name="T19"><text:tab/></text:span><text:span text:style-name="T43">""</text:span></text:p>
      <text:p text:style-name="P49"><text:span text:style-name="T19">);</text:span></text:p>
      <text:p text:style-name="P16"><text:span text:style-name="T2">הער</text:span><text:span text:style-name="T7">ה 1</text:span>: מומלץ מאד ליצור פקודות SQL בקובץ טקסט נפרד, ואז להעתיק אותן לתוך גרשיים בתוכנת ג'אבה. אם עובדים באקליפס, ההפרדה לשורות עם סימני + תיווצר אוטומטית.</text:p>
      <text:p text:style-name="P16"/>
      <text:p text:style-name="P19">כדי למחוק טבלה משתמשים בפעולת SQL:</text:p>
      <text:p text:style-name="P45"><text:span text:style-name="T15">DROP</text:span><text:span text:style-name="T18"> </text:span><text:span text:style-name="T15">TABLE</text:span><text:span text:style-name="T18"> </text:span><text:span text:style-name="T19">employees;</text:span></text:p>
      <text:p text:style-name="P19">ובג'אבה<text:span text:style-name="T66"> זה נראה כך:</text:span></text:p>
      <text:p text:style-name="P45"><text:span text:style-name="T49">stmt</text:span><text:span text:style-name="T19">.executeUpdate(</text:span><text:span text:style-name="T43">"DROP TABLE employees;"</text:span><text:span text:style-name="T19">);</text:span></text:p>
      <text:p text:style-name="P20"/>
      <text:p text:style-name="P21">פקודות נוספות ניתן למצוא בדוגמה DataDefinitionDemo.</text:p>
      <text:p text:style-name="P17"/>
      <text:p text:style-name="P25"><text:span text:style-name="T2">הערה 2</text:span>: ניתן לגשת למאגר-נתונים גם מחוץ לג'אבה. למשל, כדי לגשת למאגר-נתונים של סקלייט ניתן להוריד את התוכנה sqlitebrowser (לחלונות, מקינטוש או לינוקס) ולפתוח בעזרתה את הקובץ.<text:span text:style-name="T81"> התוכנה נותנת גם GUI וגם אפשרות להריץ פקודות SQL.</text:span></text:p>
      <text:p text:style-name="P18"/>
      <text:p text:style-name="P73">שלב <text:span text:style-name="T67">ד</text:span>: <text:span text:style-name="T67">שינוי נתונים</text:span></text:p>
      <text:p text:style-name="P65">אחרי שיצרנו טבלה, אנחנו יכולים להכניס ולהוציא ולעדכן בה שורות. <text:s/><text:span text:style-name="T62">תת-השפה של SQL האחראית לשינוי נתונים בטבלאות נקראת "שפת שינוי נתונים" - Data Manipulation Language. <text:s text:c="2"/></text:span>הפעולות הרלבנטיות הן: INSERT, DELETE, UPDATE. למשל:</text:p>
      <text:p text:style-name="P46"><text:span text:style-name="T15">INSERT</text:span><text:span text:style-name="T18"> </text:span><text:span text:style-name="T15">INTO</text:span><text:span text:style-name="T18"> </text:span><text:span text:style-name="T19">employees</text:span><text:span text:style-name="T18"> </text:span><text:span text:style-name="T19">(id,name,age,address,salary)</text:span></text:p>
      <text:p text:style-name="P49"><text:span text:style-name="T18"><text:s text:c="7"/></text:span><text:span text:style-name="T15">VALUES</text:span><text:span text:style-name="T18"> </text:span><text:span text:style-name="T19">(1,</text:span><text:span text:style-name="T18"> </text:span><text:span text:style-name="T68">'Paul'</text:span><text:span text:style-name="T19">,</text:span><text:span text:style-name="T18"> </text:span><text:span text:style-name="T19">32,</text:span><text:span text:style-name="T18"> </text:span><text:span text:style-name="T68">'California'</text:span><text:span text:style-name="T19">,</text:span><text:span text:style-name="T18"> </text:span><text:span text:style-name="T19">20000.00);</text:span></text:p>
      <text:p text:style-name="P46"/>
      <text:p text:style-name="P46"><text:span text:style-name="T15">DELETE</text:span><text:span text:style-name="T18"> </text:span><text:span text:style-name="T15">FROM</text:span><text:span text:style-name="T18"> </text:span><text:span text:style-name="T19">employees</text:span><text:span text:style-name="T18"> </text:span><text:span text:style-name="T15">WHERE</text:span><text:span text:style-name="T18"> </text:span><text:span text:style-name="T19">id</text:span><text:span text:style-name="T18"> </text:span><text:span text:style-name="T15">IN</text:span><text:span text:style-name="T18"> </text:span><text:span text:style-name="T19">(1,2,3,4);</text:span></text:p>
      <text:p text:style-name="P46"><text:span text:style-name="T19"/></text:p>
      <text:p text:style-name="P41"><text:span text:style-name="T15">UPDATE</text:span><text:span text:style-name="T18"> </text:span><text:span text:style-name="T19">employees</text:span><text:span text:style-name="T18"> </text:span><text:span text:style-name="T15">SET</text:span><text:span text:style-name="T18"> </text:span><text:span text:style-name="T19">salary=25000</text:span><text:span text:style-name="T18"> </text:span><text:span text:style-name="T15">WHERE</text:span><text:span text:style-name="T18"> </text:span><text:span text:style-name="T19">id=1</text:span><text:span text:style-name="T18"> </text:span><text:span text:style-name="T15">OR</text:span><text:span text:style-name="T18"> </text:span><text:span text:style-name="T19">id=3;</text:span></text:p>
      <text:p text:style-name="P22"/>
      <text:p text:style-name="P23">כשמריצים <text:span text:style-name="T50">stmt</text:span><text:span text:style-name="T21">.executeUpdate</text:span><text:span text:style-name="T22"> <text:s/>עם אחת הפעולות האלה, הערך המוחזר הוא מספר השורות שהשתנו (נכנסו / נמחקו / התעדכנו). <text:s text:c="2"/></text:span><text:span text:style-name="T69">לפרטים ראו בדוגמה DataManipulationDemo. </text:span></text:p>
      <text:p text:style-name="P23"/>
      <text:p text:style-name="P74">שלב <text:span text:style-name="T70">ה</text:span>: <text:span text:style-name="T70">קריאת נתונים</text:span></text:p>
      <text:p text:style-name="P66"><text:span text:style-name="T71">כדי לקרוא נתונים יש לבצע </text:span><text:span text:style-name="T6">שאילתות</text:span><text:span text:style-name="T72">. לשם כך משתמשים בתת-שפה של SQL המיועדת לשאילתות ונקראת Data Query Language. הפעולה העיקרית בשפה זו היא </text:span><text:span text:style-name="T16">SELECT</text:span><text:span text:style-name="T73">, הנה כמה דוגמאות:</text:span></text:p>
      <text:p text:style-name="P36"><text:span text:style-name="T17">SELECT</text:span><text:span text:style-name="T18"> </text:span><text:span text:style-name="T19">*</text:span><text:span text:style-name="T18"> </text:span><text:span text:style-name="T15">FROM</text:span><text:span text:style-name="T18"> </text:span><text:span text:style-name="T19">employees;</text:span></text:p>
      <text:p text:style-name="P49"><text:span text:style-name="T15">SELECT</text:span><text:span text:style-name="T18"> </text:span><text:span text:style-name="T19">id,name,age</text:span><text:span text:style-name="T18"> </text:span><text:span text:style-name="T15">FROM</text:span><text:span text:style-name="T18"> </text:span><text:span text:style-name="T19">employees</text:span><text:span text:style-name="T18"> </text:span><text:span text:style-name="T15">WHERE</text:span><text:span text:style-name="T18"> </text:span><text:span text:style-name="T19">id=1;</text:span></text:p>
      <text:p text:style-name="P49"><text:span text:style-name="T15">SELECT</text:span><text:span text:style-name="T18"> </text:span><text:span text:style-name="T19">name,age</text:span><text:span text:style-name="T18"> </text:span><text:span text:style-name="T15">FROM</text:span><text:span text:style-name="T18"> </text:span><text:span text:style-name="T19">employees</text:span><text:span text:style-name="T18"> </text:span><text:span text:style-name="T15">WHERE</text:span><text:span text:style-name="T18"> </text:span><text:span text:style-name="T19">salary&gt;=20000;</text:span></text:p>
      <text:p text:style-name="P36"><text:span text:style-name="T15">SELECT</text:span><text:span text:style-name="T18"> </text:span><text:span text:style-name="T75">MAX</text:span><text:span text:style-name="T19">(age)</text:span><text:span text:style-name="T18"> </text:span><text:span text:style-name="T15">FROM</text:span><text:span text:style-name="T18"> </text:span><text:span text:style-name="T19">employees</text:span><text:span text:style-name="T18"> </text:span><text:span text:style-name="T15">WHERE</text:span><text:span text:style-name="T18"> </text:span><text:span text:style-name="T19">salary&gt;=20000;</text:span></text:p>
      <text:p text:style-name="P24">שפת השאילתות של SQL היא עשירה ומשוכללת מאד ואפשר לבצע בה הרבה שאילתות מורכבות בשפה כמעט טבעית. כדי לבצע שאילתה מתוך ג'אבה, משתמשים ב-executeQuery:</text:p>
      <text:p text:style-name="P42"><text:span text:style-name="T19">ResultSet </text:span><text:span text:style-name="T49">rs</text:span><text:span text:style-name="T19"> = </text:span><text:span text:style-name="T49">stmt</text:span><text:span text:style-name="T19">.executeQuery(</text:span><text:span text:style-name="T43">"SELECT MAX(age) FROM employees WHERE salary&gt;=20000"</text:span><text:span text:style-name="T19">)</text:span></text:p>
      <text:p text:style-name="P24">שוב, מומלץ לשים את הפקודה בתוך בלוק try. <text:s text:c="2"/>תוצאת הפעולה היא עצם מסוג ResultSet. אפשר לעבור עליו בלולאת while<text:span text:style-name="T77">, למשל כך</text:span>:</text:p>
      <text:p text:style-name="P47"><text:span text:style-name="T15">while</text:span><text:span text:style-name="T19"> (</text:span><text:span text:style-name="T49">rs</text:span><text:span text:style-name="T19">.next()) {</text:span></text:p>
      <text:p text:style-name="P49"><text:span text:style-name="T19"><text:tab/>System.</text:span><text:span text:style-name="T76">out</text:span><text:span text:style-name="T19">.println(</text:span></text:p>
      <text:p text:style-name="P49"><text:span text:style-name="T19"><text:tab/><text:tab/></text:span><text:span text:style-name="T43">"id="</text:span><text:span text:style-name="T19"> + </text:span><text:span text:style-name="T49">rs</text:span><text:span text:style-name="T19">.getInt(</text:span><text:span text:style-name="T43">"id"</text:span><text:span text:style-name="T19">)+</text:span><text:span text:style-name="T43">" "</text:span><text:span text:style-name="T19">+</text:span></text:p>
      <text:p text:style-name="P49"><text:span text:style-name="T19"><text:tab/><text:tab/></text:span><text:span text:style-name="T43">"name="</text:span><text:span text:style-name="T19"> + </text:span><text:span text:style-name="T49">rs</text:span><text:span text:style-name="T19">.getString(</text:span><text:span text:style-name="T43">"name"</text:span><text:span text:style-name="T19">)+</text:span><text:span text:style-name="T43">" "</text:span><text:span text:style-name="T19">+</text:span></text:p>
      <text:p text:style-name="P49"><text:span text:style-name="T19"><text:tab/><text:tab/></text:span><text:span text:style-name="T43">"age="</text:span><text:span text:style-name="T19"> + </text:span><text:span text:style-name="T49">rs</text:span><text:span text:style-name="T19">.getInt(</text:span><text:span text:style-name="T43">"age"</text:span><text:span text:style-name="T19">)+</text:span><text:span text:style-name="T43">" "</text:span><text:span text:style-name="T19">+</text:span></text:p>
      <text:p text:style-name="P49"><text:span text:style-name="T19"><text:tab/><text:tab/></text:span><text:span text:style-name="T43">"address="</text:span><text:span text:style-name="T19"> + </text:span><text:span text:style-name="T49">rs</text:span><text:span text:style-name="T19">.getString(</text:span><text:span text:style-name="T43">"id"</text:span><text:span text:style-name="T19">)+</text:span><text:span text:style-name="T43">" "</text:span><text:span text:style-name="T19">+</text:span></text:p>
      <text:p text:style-name="P49"><text:span text:style-name="T19"><text:tab/><text:tab/></text:span><text:span text:style-name="T43">"salary="</text:span><text:span text:style-name="T19"> + </text:span><text:span text:style-name="T49">rs</text:span><text:span text:style-name="T19">.getFloat(</text:span><text:span text:style-name="T43">"salary"</text:span><text:span text:style-name="T19">));</text:span></text:p>
      <text:p text:style-name="P49"><text:span text:style-name="T19">}</text:span></text:p>
      <text:p text:style-name="P51"><text:span text:style-name="T19">לדוגמאות נוספות ראו בקובץ DataQueryDemo</text:span><text:span text:style-name="T23">.</text:span></text:p>
      <text:p text:style-name="P51"><text:span text:style-name="T23"/></text:p>
      <text:p text:style-name="P76"><text:span text:style-name="T24">ה</text:span><text:span text:style-name="T19">כנת </text:span><text:span text:style-name="T25">פקודות</text:span></text:p>
      <text:p text:style-name="P11">עד עכשיו השתמשנו בפקודות קבועות מראש, אבל בדרך-כלל הפקודות שלנו יהיו תלויות בפרמטרים שמגיעים מהמשתמש. למשל, במערכת-מידע של עובדים בחברה, ראש מדור שכר רוצה לברר איזה משכורת מקבל עובד מסויים. לשם כך הוא צריך להקליד את שם העובד. איך משלבים פרמטרים כאלה בשאילתות?</text:p>
      <text:p text:style-name="P11"/>
      <text:p text:style-name="P11">אפשרות אחת היא פשוט להשתמש בשירשור מחרוזות, למשל: query="SELECT * FROM employees WHERE name='"+input+"'". הבעיה היא שזה מאד לא בטיחותי - ראש המדור עלול להכניס, בטעות או בכוונה, שם שגוי שיגרום למחיקת כל הטבלאות במאגר!<text:span text:style-name="T87"> <text:s/>(לדוגמה ראו https://xkcd.com/327). <text:s/></text:span></text:p>
      <text:p text:style-name="P12"/>
      <text:p text:style-name="P12">כדי שהשאילתות לא יגרמו נזק, צריך "לחטא" אותן (sanitize). בפרט, יש לוודא שהן לא מכילות שום קלט מהמשתמש באופן ישיר, אלא רק דרך פקודות שהוכנו מראש. לשם כך משתמשים במחלקה <text:span text:style-name="T26">PreparedStatement</text:span><text:span text:style-name="T19">.</text:span><text:span text:style-name="T27"> למשל, כדי להכין מחלקה שבוחרת עובד לפי שם, אפשר להשתמש ב:</text:span></text:p>
      <text:p text:style-name="P43"><text:span text:style-name="T27">PreparedStatement</text:span><text:span text:style-name="T19"> </text:span><text:span text:style-name="T49">stmt</text:span><text:span text:style-name="T19"> = </text:span><text:span text:style-name="T49">connection</text:span><text:span text:style-name="T19">.prepareStatement(</text:span><text:span text:style-name="T43">"SELECT * FROM employees WHERE name=?"</text:span><text:span text:style-name="T19">)</text:span></text:p>
      <text:p text:style-name="P27"><text:span text:style-name="T19">במקום כל פרמטר שאמור להגיע מהמשתמש, נשים סימן שאלה (?). <text:s/>כדי להזין את הפרמטר מהמשתמש, נשתמש בפעולות set, למשל:</text:span></text:p>
      <text:p text:style-name="P44"><text:span text:style-name="T49">stmt</text:span><text:span text:style-name="T19">.setString(1, </text:span><text:span text:style-name="T43">"Paul"</text:span><text:span text:style-name="T19">);</text:span></text:p>
      <text:p text:style-name="P28"><text:span text:style-name="T19">המספר "1" הוא האינדקס של סימן-השאלה; </text:span><text:span text:style-name="T39">האינדקסים מתחילים מ-1</text:span><text:span text:style-name="T19">. <text:s/>הפעולה setString תכניס את המחרוזת במקום סימן-השאלה, עם גרשיים ועם "חיטוי" מתאים. </text:span><text:span text:style-name="T28"><text:s/>אחר-כך נבצע ResultSet </text:span><text:span text:style-name="T49">rs</text:span><text:span text:style-name="T19"> = </text:span><text:span text:style-name="T49">stmt</text:span><text:span text:style-name="T19">.executeQuery()</text:span><text:span text:style-name="T28"> כדי לבצע את השאילתה בפועל.</text:span></text:p>
      <text:p text:style-name="P28"><text:span text:style-name="T29">גם אם </text:span><text:span text:style-name="T31">המשתמש ינסה </text:span><text:span text:style-name="T29">לגרום נזק</text:span><text:span text:style-name="T31"> ע"י העברת פרמטרים שגויים, הוא</text:span><text:span text:style-name="T29"> לא </text:span><text:span text:style-name="T31">י</text:span><text:span text:style-name="T29">צליח. למשל</text:span><text:span text:style-name="T19">, הפעולה:</text:span></text:p>
      <text:p text:style-name="P44"><text:span text:style-name="T49">stmt</text:span><text:span text:style-name="T19">.setString(1, </text:span><text:span text:style-name="T43">"Robert'; DROP TABLE employees"</text:span><text:span text:style-name="T19">);</text:span></text:p>
      <text:p text:style-name="P30"><text:span text:style-name="T37">פשוט תחזיר 0 שורות, ולא תגרום שום נזק</text:span></text:p>
      <text:p text:style-name="P30"><text:span text:style-name="T37">(</text:span><text:span text:style-name="T40">הערה</text:span><text:span text:style-name="T37">: במייסקל אפשר להדפיס את </text:span><text:span text:style-name="T32">stmt.toString </text:span><text:span text:style-name="T37">ולראות איך המערכת משנה את הפקודה כך שלא תזיק).</text:span></text:p>
      <text:p text:style-name="P27"><text:span text:style-name="T32"/></text:p>
      <text:p text:style-name="P79"><text:span text:style-name="T19">עבודה עם מייסקל</text:span></text:p>
      <text:p text:style-name="P67">עד עכשיו עבדנו עם סקלייט על המחשב שלנו. מייסקל מאפשר לנו לעבוד עם מאגרים הנמצאים על שרת מרוחק.</text:p>
      <text:p text:style-name="P68"><text:span text:style-name="T88">לצורך השיעור פתחתי חשבון חינמי באתר https://www.freemysqlhosting.net/, וקיבלתי שם מאגר-נתונים בחינם. כתובת השרת היא: </text:span>sql11.freemysqlhosting.net<text:span text:style-name="T88"> ושם המאגר הוא: </text:span>sql11213398<text:span text:style-name="T88">.</text:span></text:p>
      <text:p text:style-name="P68"><text:span text:style-name="T88">במערכת מייסקל, בניגוד לסקלייט, צריך שם-משתמש וסיסמה. אני קיבלתי מהם שם-משתמש וסיסמה עם הרשאות לעבוד עם מאגר-הנתונים שפתחו לי. </text:span></text:p>
      <text:p text:style-name="P67">כדי להתחבר למייסקל מתוך ג'אבה, כל מה שצריך לעשות הוא לשנות את פקודת ההתחברות ל:</text:p>
      <text:p text:style-name="P48"><text:span text:style-name="T34">Connection conn = </text:span><text:span text:style-name="T19">DriverManager.</text:span><text:span text:style-name="T38">getConnection</text:span><text:span text:style-name="T19">(</text:span></text:p>
      <text:p text:style-name="P49"><text:span text:style-name="T35"><text:tab/></text:span><text:span text:style-name="T43">"jdbc:mysql://sql11.freemysqlhosting.net:3306/sql11213398"</text:span><text:span text:style-name="T19">, </text:span></text:p>
      <text:p text:style-name="P49"><text:span text:style-name="T35"><text:tab/></text:span><text:span text:style-name="T43">"</text:span><text:span text:style-name="T44">&lt;username&gt;</text:span><text:span text:style-name="T43">"</text:span><text:span text:style-name="T19">,</text:span><text:span text:style-name="T35"> <text:s text:c="2"/><text:tab/></text:span><text:span text:style-name="T43">"</text:span><text:span text:style-name="T44">&lt;password&gt;</text:span><text:span text:style-name="T43">"</text:span><text:span text:style-name="T19">);</text:span></text:p>
      <text:p text:style-name="P31">המחרוזת הראשונה מכילה את כתובת השרת, השלוחה (port) ושם מאגר-הנתונים. המחרוזת השניה היא שם-המשתמש שלי, והשלישית היא הסיסמה</text:p>
      <text:p text:style-name="P31">.</text:p>
      <text:p text:style-name="P32">כל שאר התוכנית עובד בדיוק כמו קודם!<text:span text:style-name="T89"> היתרון הוא, שעכשיו גם אתם יכולים להתחבר לאותו מאגר-נתונים מהמחשב שלכם.</text:span></text:p>
      <text:p text:style-name="P80"><text:span text:style-name="T19"/></text:p>
      <text:p text:style-name="P77"><text:span text:style-name="T25">צ</text:span><text:span text:style-name="T19">ירוף טבלאות</text:span></text:p>
      <text:p text:style-name="P52"><text:span text:style-name="T32">[</text:span><text:span text:style-name="T19">JOIN - המשך יבוא</text:span><text:span text:style-name="T33">?</text:span><text:span text:style-name="T19">]</text:span></text:p>
      <text:p text:style-name="P27"><text:span text:style-name="T32"/></text:p>
      <text:p text:style-name="P78"><text:span text:style-name="T19">הגדרת פונקציות</text:span></text:p>
      <text:p text:style-name="P53"><text:span text:style-name="T32">[</text:span><text:span text:style-name="T33">CREATE FUNCTION </text:span><text:span text:style-name="T19">- המשך יבוא</text:span><text:span text:style-name="T33">?</text:span><text:span text:style-name="T19">]</text:span></text:p>
      <text:p text:style-name="P29"><text:span text:style-name="T32"/></text:p>
      <text:p text:style-name="Heading_20_2">מקורות </text:p>
      <text:list xml:id="list8266422404126301554" text:style-name="L4">
        <text:list-item>
          <text:p text:style-name="P70">JDBC Create database example, Tutorials <text:s/>Point: https://www.tutorialspoint.com/jdbc/jdbc-create-database.htm</text:p>
        </text:list-item>
        <text:list-item>
          <text:p text:style-name="P70">SQLite Java, Tutorials <text:s/>Point: https://www.tutorialspoint.com/sqlite/sqlite_java.htm</text:p>
        </text:list-item>
        <text:list-item>
          <text:p text:style-name="P69">Java Database Connection: JDBC and MySQL, <text:span text:style-name="T65">Udemy </text:span>course:<text:span text:style-name="T8"> https://www.udemy.com/how-to-connect-java-jdbc-to-mysql/learn/v4/overview</text:span></text:p>
          <text:p text:style-name="P33"><text:line-break/></text:p>
        </text:list-item>
      </text:list>
      <text:p text:style-name="P3">סיכם: אראל סגל-הלו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style:page-number="auto" style:writing-mode="rl-tb"/>
      <style:text-properties fo:font-size="16pt" style:font-size-complex="16pt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1899e3b" officeooo:paragraph-rsid="02017e74"/>
    </style:style>
    <style:style style:name="MP2" style:family="paragraph" style:parent-style-name="Footer">
      <style:paragraph-properties fo:text-align="center" style:justify-single-word="false"/>
      <style:text-properties officeooo:paragraph-rsid="02030ff5"/>
    </style:style>
    <style:style style:name="M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ברוך ה’ חונן הדעת</text:span> 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7-12-31T15:20:00.489411188</dc:date>
    <meta:editing-duration>P7DT11H59M9S</meta:editing-duration>
    <meta:editing-cycles>669</meta:editing-cycles>
    <meta:document-statistic meta:table-count="0" meta:image-count="0" meta:object-count="0" meta:page-count="1" meta:paragraph-count="114" meta:word-count="1331" meta:character-count="8912" meta:non-whitespace-character-count="7546"/>
  </office:meta>
</office:document-meta>
</file>